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automatic-styles>
    <style:style style:name="Таблица1" style:family="table">
      <style:table-properties style:width="6.6938in" fo:margin-left="0in" fo:margin-top="0in" fo:margin-bottom="0in" table:align="left" style:writing-mode="lr-tb"/>
    </style:style>
    <style:style style:name="Таблица1.A" style:family="table-column">
      <style:table-column-properties style:column-width="2.2549in"/>
    </style:style>
    <style:style style:name="Таблица1.B" style:family="table-column">
      <style:table-column-properties style:column-width="0.1958in"/>
    </style:style>
    <style:style style:name="Таблица1.C" style:family="table-column">
      <style:table-column-properties style:column-width="1.959in"/>
    </style:style>
    <style:style style:name="Таблица1.D" style:family="table-column">
      <style:table-column-properties style:column-width="0.1917in"/>
    </style:style>
    <style:style style:name="Таблица1.E" style:family="table-column">
      <style:table-column-properties style:column-width="2.0924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1.B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Таблица1.2" style:family="table-row">
      <style:table-row-properties style:min-row-height="0.0549in" fo:keep-together="auto"/>
    </style:style>
    <style:style style:name="Таблица1.3" style:family="table-row">
      <style:table-row-properties style:min-row-height="0.6042in" fo:keep-together="auto"/>
    </style:style>
    <style:style style:name="Таблица1.A3" style:family="table-cell">
      <style:table-cell-properties style:vertical-align="" fo:padding-left="0.075in" fo:padding-right="0.075in" fo:padding-top="0in" fo:padding-bottom="0in" fo:border="none" style:writing-mode="lr-tb"/>
    </style:style>
    <style:style style:name="Таблица1.4" style:family="table-row">
      <style:table-row-properties style:min-row-height="1.2438in" fo:keep-together="auto"/>
    </style:style>
    <style:style style:name="Таблица2" style:family="table">
      <style:table-properties style:width="6.6938in" fo:margin-left="0in" fo:margin-top="0in" fo:margin-bottom="0in" table:align="left" style:writing-mode="lr-tb"/>
    </style:style>
    <style:style style:name="Таблица2.A" style:family="table-column">
      <style:table-column-properties style:column-width="1.5042in"/>
    </style:style>
    <style:style style:name="Таблица2.B" style:family="table-column">
      <style:table-column-properties style:column-width="1.2028in"/>
    </style:style>
    <style:style style:name="Таблица2.C" style:family="table-column">
      <style:table-column-properties style:column-width="0.1646in"/>
    </style:style>
    <style:style style:name="Таблица2.D" style:family="table-column">
      <style:table-column-properties style:column-width="1.8326in"/>
    </style:style>
    <style:style style:name="Таблица2.E" style:family="table-column">
      <style:table-column-properties style:column-width="0.1639in"/>
    </style:style>
    <style:style style:name="Таблица2.F" style:family="table-column">
      <style:table-column-properties style:column-width="1.8257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Таблица2.B1" style:family="table-cell">
      <style:table-cell-properties style:vertical-align="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2.C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Таблица2.D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2.B2" style:family="table-cell">
      <style:table-cell-properties style:vertical-align="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Таблица2.D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tandard">
      <style:paragraph-properties fo:margin-left="0in" fo:margin-right="0in" fo:line-height="115%" fo:text-align="center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12pt" officeooo:paragraph-rsid="000fb85c" style:font-name-asian="Times New Roman1" style:font-size-asian="12pt" style:font-size-complex="12pt"/>
    </style:style>
    <style:style style:name="P4" style:family="paragraph" style:parent-style-name="Standard">
      <style:paragraph-properties fo:margin-left="0in" fo:margin-right="0in" fo:margin-top="0.0835in" fo:margin-bottom="0in" style:contextual-spacing="false" fo:line-height="115%" fo:text-align="center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12pt" officeooo:paragraph-rsid="000fb85c" style:font-name-asian="Times New Roman1" style:font-size-asian="12pt" style:font-size-complex="12pt"/>
    </style:style>
    <style:style style:name="P5" style:family="paragraph" style:parent-style-name="Standard">
      <style:paragraph-properties fo:margin-left="0in" fo:margin-right="0in" fo:margin-top="0.0835in" fo:margin-bottom="0.111in" style:contextual-spacing="false" fo:line-height="115%" fo:text-align="center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12pt" officeooo:paragraph-rsid="000fb85c" style:font-name-asian="Times New Roman1" style:font-size-asian="12pt" style:font-size-complex="12pt"/>
    </style:style>
    <style:style style:name="P6" style:family="paragraph" style:parent-style-name="Standard">
      <style:paragraph-properties fo:margin-left="0in" fo:margin-right="0in" fo:line-height="115%" fo:text-align="center" style:justify-single-word="false" fo:orphans="0" fo:widows="0" fo:text-indent="0in" style:auto-text-indent="false" style:writing-mode="lr-tb"/>
      <style:text-properties style:font-name="Times New Roman" fo:font-size="12pt" officeooo:paragraph-rsid="000fb85c" style:font-name-asian="Times New Roman1" style:font-size-asian="12pt" style:font-size-complex="12pt"/>
    </style:style>
    <style:style style:name="P7" style:family="paragraph" style:parent-style-name="Standard">
      <style:paragraph-properties fo:margin-left="0in" fo:margin-right="0in" fo:margin-top="0.3335in" fo:margin-bottom="0.111in" style:contextual-spacing="false" fo:line-height="115%" fo:text-align="center" style:justify-single-word="false" fo:orphans="0" fo:widows="0" fo:text-indent="0in" style:auto-text-indent="false" style:writing-mode="lr-tb"/>
      <style:text-properties style:font-name="Times New Roman" fo:font-size="12pt" officeooo:paragraph-rsid="000fb85c" style:font-name-asian="Times New Roman1" style:font-size-asian="12pt" style:font-size-complex="12pt"/>
    </style:style>
    <style:style style:name="P8" style:family="paragraph" style:parent-style-name="Standard">
      <style:paragraph-properties fo:margin-left="0in" fo:margin-right="0in" fo:margin-top="1.25in" fo:margin-bottom="0.111in" style:contextual-spacing="false" fo:line-height="115%" fo:text-align="center" style:justify-single-word="false" fo:orphans="0" fo:widows="0" fo:text-indent="0in" style:auto-text-indent="false" style:writing-mode="lr-tb"/>
      <style:text-properties style:font-name="Times New Roman" fo:font-size="12pt" officeooo:paragraph-rsid="000fb85c" style:font-name-asian="Times New Roman1" style:font-size-asian="12pt" style:font-size-complex="12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15%" fo:orphans="0" fo:widows="0" fo:text-indent="0in" style:auto-text-indent="false" style:writing-mode="lr-tb">
        <style:tab-stops/>
      </style:paragraph-properties>
      <style:text-properties style:font-name="Times New Roman" fo:font-size="12pt" officeooo:paragraph-rsid="000fb85c" style:font-name-asian="Times New Roman1" style:font-size-asian="12pt" style:font-size-complex="12pt"/>
    </style:style>
    <style:style style:name="P10" style:family="paragraph" style:parent-style-name="Standard">
      <style:paragraph-properties fo:margin-left="-0.0752in" fo:margin-right="0in" fo:line-height="115%" fo:orphans="0" fo:widows="0" fo:text-indent="0in" style:auto-text-indent="false" style:writing-mode="lr-tb">
        <style:tab-stops/>
      </style:paragraph-properties>
      <style:text-properties style:font-name="Times New Roman" fo:font-size="12pt" officeooo:paragraph-rsid="000fb85c" style:font-name-asian="Times New Roman1" style:font-size-asian="12pt" style:font-size-complex="12pt"/>
    </style:style>
    <style:style style:name="P11" style:family="paragraph" style:parent-style-name="Standard">
      <style:paragraph-properties fo:margin-left="0in" fo:margin-right="0in" fo:margin-top="0.8335in" fo:margin-bottom="0.111in" style:contextual-spacing="false" fo:line-height="115%" fo:orphans="0" fo:widows="0" fo:text-indent="0in" style:auto-text-indent="false" style:writing-mode="lr-tb"/>
      <style:text-properties style:font-name="Times New Roman" fo:font-size="12pt" officeooo:paragraph-rsid="000fb85c" style:font-name-asian="Times New Roman1" style:font-size-asian="12pt" style:font-size-complex="12pt"/>
    </style:style>
    <style:style style:name="P12" style:family="paragraph" style:parent-style-name="Standard">
      <style:paragraph-properties fo:margin-left="0in" fo:margin-right="0in" fo:margin-top="0.0835in" fo:margin-bottom="0.111in" style:contextual-spacing="false" fo:line-height="115%" fo:orphans="0" fo:widows="0" fo:text-indent="0in" style:auto-text-indent="false" style:writing-mode="lr-tb"/>
      <style:text-properties style:font-name="Times New Roman" fo:font-size="12pt" officeooo:paragraph-rsid="000fb85c" style:font-name-asian="Times New Roman1" style:font-size-asian="12pt" style:font-size-complex="12pt"/>
    </style:style>
    <style:style style:name="P13" style:family="paragraph" style:parent-style-name="Standard">
      <loext:graphic-properties draw:fill-gradient-name="gradient" draw:fill-hatch-name="hatch"/>
      <style:paragraph-properties fo:margin-left="0in" fo:margin-right="0in" fo:margin-top="0.8402in" fo:margin-bottom="0.1098in" style:contextual-spacing="false" fo:line-height="115%" fo:orphans="0" fo:widows="0" fo:text-indent="0in" style:auto-text-indent="false" style:writing-mode="lr-tb"/>
      <style:text-properties style:font-name="Times New Roman" fo:font-size="12pt" officeooo:paragraph-rsid="000fb85c" style:font-name-asian="Times New Roman1" style:font-size-asian="12pt" style:font-size-complex="12pt"/>
    </style:style>
    <style:style style:name="P14" style:family="paragraph" style:parent-style-name="Standard">
      <style:paragraph-properties fo:margin-left="0in" fo:margin-right="0in" fo:margin-top="0.0835in" fo:margin-bottom="0.111in" style:contextual-spacing="false" fo:line-height="115%" fo:text-align="center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12pt" fo:language="ru" fo:country="RU" officeooo:rsid="000fb85c" officeooo:paragraph-rsid="000fb85c" style:font-name-asian="Times New Roman1" style:font-size-asian="12pt" style:font-size-complex="12pt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15%" fo:text-align="center" style:justify-single-word="false" fo:orphans="0" fo:widows="0" fo:text-indent="0in" style:auto-text-indent="false" style:writing-mode="lr-tb"/>
      <style:text-properties style:font-name="Times New Roman" fo:font-size="12pt" fo:language="en" fo:country="US" officeooo:rsid="000fb85c" officeooo:paragraph-rsid="000fb85c" style:font-name-asian="Times New Roman1" style:font-size-asian="12pt" style:font-size-complex="12pt"/>
    </style:style>
    <style:style style:name="P16" style:family="paragraph" style:parent-style-name="Standard">
      <style:paragraph-properties fo:margin-left="0in" fo:margin-right="0in" fo:line-height="115%" fo:text-align="center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10pt" officeooo:paragraph-rsid="000fb85c" style:font-name-asian="Times New Roman1" style:font-size-asian="10pt" style:font-size-complex="10pt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15%" fo:text-align="center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10pt" officeooo:paragraph-rsid="000fb85c" style:font-name-asian="Times New Roman1" style:font-size-asian="10pt" style:font-size-complex="10pt"/>
    </style:style>
    <style:style style:name="P18" style:family="paragraph" style:parent-style-name="Standard">
      <style:paragraph-properties fo:margin-left="0in" fo:margin-right="0in" fo:margin-top="0.5in" fo:margin-bottom="0.5in" style:contextual-spacing="false" fo:line-height="115%" fo:text-align="center" style:justify-single-word="false" fo:orphans="0" fo:widows="0" fo:text-indent="0in" style:auto-text-indent="false" fo:keep-with-next="always" style:writing-mode="lr-tb">
        <style:tab-stops/>
      </style:paragraph-properties>
      <style:text-properties style:font-name="Times New Roman" officeooo:paragraph-rsid="000fb85c" style:font-name-asian="Times New Roman1" style:font-size-complex="14pt"/>
    </style:style>
    <style:style style:name="P19" style:family="paragraph" style:parent-style-name="Standard">
      <style:paragraph-properties fo:margin-left="0in" fo:margin-right="0in" fo:margin-top="0.1665in" fo:margin-bottom="0in" style:contextual-spacing="false" fo:line-height="115%" fo:text-align="center" style:justify-single-word="false" fo:orphans="0" fo:widows="0" fo:text-indent="0in" style:auto-text-indent="false" fo:keep-with-next="always" style:writing-mode="lr-tb"/>
      <style:text-properties style:font-name="Times New Roman" officeooo:paragraph-rsid="000fb85c" style:font-name-asian="Times New Roman1" style:font-size-complex="14pt"/>
    </style:style>
    <style:style style:name="P20" style:family="paragraph" style:parent-style-name="Standard">
      <style:paragraph-properties fo:margin-left="0in" fo:margin-right="0in" fo:margin-top="0.6665in" fo:margin-bottom="0.111in" style:contextual-spacing="false" fo:line-height="115%" fo:text-align="center" style:justify-single-word="false" fo:orphans="0" fo:widows="0" fo:text-indent="0in" style:auto-text-indent="false" style:writing-mode="lr-tb">
        <style:tab-stops/>
      </style:paragraph-properties>
      <style:text-properties style:font-name="Times New Roman" fo:language="ru" fo:country="RU" officeooo:rsid="000fb85c" officeooo:paragraph-rsid="000fb85c" style:font-name-asian="Times New Roman1" style:font-size-complex="14pt"/>
    </style:style>
    <style:style style:name="P21" style:family="paragraph" style:parent-style-name="Contents_20_1">
      <style:paragraph-properties>
        <style:tab-stops/>
      </style:paragraph-properties>
    </style:style>
    <style:style style:name="P22" style:family="paragraph" style:parent-style-name="Contents_20_2">
      <style:paragraph-properties>
        <style:tab-stops/>
      </style:paragraph-properties>
    </style:style>
    <style:style style:name="P23" style:family="paragraph" style:parent-style-name="OrgSrcBlockLastLine">
      <style:text-properties fo:language="ru" fo:country="RU"/>
    </style:style>
    <style:style style:name="P24" style:family="paragraph" style:parent-style-name="Text_20_body">
      <style:text-properties fo:language="ru" fo:country="RU"/>
    </style:style>
    <style:style style:name="P25" style:family="paragraph" style:parent-style-name="Heading_20_1">
      <style:paragraph-properties fo:break-before="page"/>
      <style:text-properties fo:language="ru" fo:country="RU" officeooo:rsid="000fb85c" officeooo:paragraph-rsid="000fb85c"/>
    </style:style>
    <style:style style:name="P26" style:family="paragraph" style:parent-style-name="Heading_20_1">
      <style:text-properties fo:language="ru" fo:country="RU"/>
    </style:style>
    <style:style style:name="P27" style:family="paragraph" style:parent-style-name="Heading_20_2">
      <style:text-properties fo:language="ru" fo:country="RU"/>
    </style:style>
    <style:style style:name="P28" style:family="paragraph" style:parent-style-name="OrgSrcBlock" style:list-style-name="OrgNumberedList">
      <style:text-properties fo:language="ru" fo:country="RU"/>
    </style:style>
    <style:style style:name="P29" style:family="paragraph" style:parent-style-name="OrgSrcBlockLastLine" style:list-style-name="OrgNumberedList">
      <style:text-properties fo:language="ru" fo:country="RU"/>
    </style:style>
    <style:style style:name="P30" style:family="paragraph" style:parent-style-name="Text_20_body" style:list-style-name="OrgBulletedList">
      <style:text-properties fo:language="ru" fo:country="RU"/>
    </style:style>
    <style:style style:name="P31" style:family="paragraph" style:parent-style-name="Text_20_body" style:list-style-name="OrgNumberedList">
      <style:text-properties fo:language="ru" fo:country="RU"/>
    </style:style>
    <style:style style:name="P32" style:family="paragraph" style:parent-style-name="Text_20_body" style:list-style-name="OrgNumberedList"/>
    <style:style style:name="T1" style:family="text">
      <style:text-properties fo:language="ru" fo:country="RU"/>
    </style:style>
    <style:style style:name="T2" style:family="text">
      <style:text-properties officeooo:rsid="00116752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0" text:name="Figure"/>
        <text:sequence-decl text:display-outline-level="2" text:separation-character="." text:name="Equation"/>
        <text:sequence-decl text:display-outline-level="2" text:separation-character="." text:name="Listing"/>
      </text:sequence-decls>
      <text:table-of-content text:style-name="Sect1" text:protected="true" text:name="Table of Contents">
        <text:table-of-content-source text:outline-level="3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_Head">
            <text:p text:style-name="P6">ГУАП</text:p>
            <text:p text:style-name="P7">ФАКУЛЬТЕТ СРЕДНЕГО ПРОФЕССИОНАЛЬНОГО ОБРАЗОВАНИЯ</text:p>
            <text:p text:style-name="P11">ОТЧЕТ <text:line-break/>ЗАЩИЩЕН С ОЦЕНКОЙ</text:p>
            <text:p text:style-name="P12">ПРЕПОДАВАТЕЛЬ</text:p>
            <table:table table:name="Таблица1" table:style-name="Таблица1">
              <table:table-column table:style-name="Таблица1.A"/>
              <table:table-column table:style-name="Таблица1.B"/>
              <table:table-column table:style-name="Таблица1.C"/>
              <table:table-column table:style-name="Таблица1.D"/>
              <table:table-column table:style-name="Таблица1.E"/>
              <table:table-row table:style-name="Таблица1.1">
                <table:table-cell table:style-name="Таблица1.A1" office:value-type="string">
                  <text:p text:style-name="P3">преподаватель</text:p>
                </table:table-cell>
                <table:table-cell table:style-name="Таблица1.B1" office:value-type="string">
                  <text:p text:style-name="P4"/>
                </table:table-cell>
                <table:table-cell table:style-name="Таблица1.A1" office:value-type="string">
                  <text:p text:style-name="P4"/>
                </table:table-cell>
                <table:table-cell table:style-name="Таблица1.B1" office:value-type="string">
                  <text:p text:style-name="P4"/>
                </table:table-cell>
                <table:table-cell table:style-name="Таблица1.A1" office:value-type="string">
                  <text:p text:style-name="P14">И.Г. Бартасевич</text:p>
                </table:table-cell>
              </table:table-row>
              <table:table-row table:style-name="Таблица1.2">
                <table:table-cell table:style-name="Таблица1.B1" office:value-type="string">
                  <text:p text:style-name="P16">должность, уч. степень, звание</text:p>
                </table:table-cell>
                <table:table-cell table:style-name="Таблица1.B1" office:value-type="string">
                  <text:p text:style-name="P9"/>
                </table:table-cell>
                <table:table-cell table:style-name="Таблица1.B1" office:value-type="string">
                  <text:p text:style-name="P16">подпись, дата</text:p>
                </table:table-cell>
                <table:table-cell table:style-name="Таблица1.B1" office:value-type="string">
                  <text:p text:style-name="P9"/>
                </table:table-cell>
                <table:table-cell table:style-name="Таблица1.B1" office:value-type="string">
                  <text:p text:style-name="P16">инициалы, фамилия</text:p>
                </table:table-cell>
              </table:table-row>
              <table:table-row table:style-name="Таблица1.3">
                <table:table-cell table:style-name="Таблица1.A3" table:number-columns-spanned="5" office:value-type="string">
                  <text:p text:style-name="P20">Руководство программиста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Таблица1.4">
                <table:table-cell table:style-name="Таблица1.A3" table:number-columns-spanned="5" office:value-type="string">
                  <text:p text:style-name="P18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Таблица1.1">
                <table:table-cell table:style-name="Таблица1.A3" table:number-columns-spanned="5" office:value-type="string">
                  <text:p text:style-name="P15">integrals.pank.su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Таблица1.1">
                <table:table-cell table:style-name="Таблица1.A3" table:number-columns-spanned="5" office:value-type="string">
                  <text:p text:style-name="P19"/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13">РАБОТУ ВЫПОЛНИЛ</text:p>
            <table:table table:name="Таблица2" table:style-name="Таблица2">
              <table:table-column table:style-name="Таблица2.A"/>
              <table:table-column table:style-name="Таблица2.B"/>
              <table:table-column table:style-name="Таблица2.C"/>
              <table:table-column table:style-name="Таблица2.D"/>
              <table:table-column table:style-name="Таблица2.E"/>
              <table:table-column table:style-name="Таблица2.F"/>
              <table:table-row table:style-name="Таблица2.1">
                <table:table-cell table:style-name="Таблица2.A1" office:value-type="string">
                  <text:p text:style-name="P10">СТУДЕНТ ГР. №</text:p>
                </table:table-cell>
                <table:table-cell table:style-name="Таблица2.B1" office:value-type="string">
                  <text:p text:style-name="P5">021к</text:p>
                </table:table-cell>
                <table:table-cell table:style-name="Таблица2.C1" office:value-type="string">
                  <text:p text:style-name="P4"/>
                </table:table-cell>
                <table:table-cell table:style-name="Таблица2.D1" office:value-type="string">
                  <text:p text:style-name="P4"/>
                </table:table-cell>
                <table:table-cell table:style-name="Таблица2.C1" office:value-type="string">
                  <text:p text:style-name="P4"/>
                </table:table-cell>
                <table:table-cell table:style-name="Таблица2.D1" office:value-type="string">
                  <text:p text:style-name="P5">В.Д. Панков</text:p>
                </table:table-cell>
              </table:table-row>
              <table:table-row table:style-name="Таблица2.1">
                <table:table-cell table:style-name="Таблица2.C1" office:value-type="string">
                  <text:p text:style-name="P17"/>
                </table:table-cell>
                <table:table-cell table:style-name="Таблица2.B2" office:value-type="string">
                  <text:p text:style-name="P9"/>
                </table:table-cell>
                <table:table-cell table:style-name="Таблица2.C1" office:value-type="string">
                  <text:p text:style-name="P9"/>
                </table:table-cell>
                <table:table-cell table:style-name="Таблица2.D2" office:value-type="string">
                  <text:p text:style-name="P16">подпись, дата</text:p>
                </table:table-cell>
                <table:table-cell table:style-name="Таблица2.C1" office:value-type="string">
                  <text:p text:style-name="P9"/>
                </table:table-cell>
                <table:table-cell table:style-name="Таблица2.C1" office:value-type="string">
                  <text:p text:style-name="P16">инициалы, фамилия</text:p>
                </table:table-cell>
              </table:table-row>
            </table:table>
            <text:p text:style-name="P8">Санкт-Петербург 2022</text:p>
            <text:p text:style-name="P2">Содержание</text:p>
          </text:index-title>
          <text:p text:style-name="P21"><text:a xlink:type="simple" xlink:href="#__RefHeading___Toc418_4054248903" text:style-name="Internet_20_link" text:visited-style-name="Internet_20_link">1. <text:s/>НАЗНАЧЕНИЕ И УСЛОВИЯ ПРИМЕНЕНИЯ ПРОГРАММ</text:a></text:p>
          <text:p text:style-name="P22"><text:a xlink:type="simple" xlink:href="#__RefHeading___Toc420_4054248903" text:style-name="Internet_20_link" text:visited-style-name="Internet_20_link">1.1. <text:s/>Назначение программы</text:a></text:p>
          <text:p text:style-name="P22"><text:a xlink:type="simple" xlink:href="#__RefHeading___Toc422_4054248903" text:style-name="Internet_20_link" text:visited-style-name="Internet_20_link">1.2. <text:s/>Функции программы</text:a></text:p>
          <text:p text:style-name="P22"><text:a xlink:type="simple" xlink:href="#__RefHeading___Toc424_4054248903" text:style-name="Internet_20_link" text:visited-style-name="Internet_20_link">1.3. <text:s/>Условия для выполнения</text:a></text:p>
          <text:p text:style-name="P21"><text:a xlink:type="simple" xlink:href="#__RefHeading___Toc426_4054248903" text:style-name="Internet_20_link" text:visited-style-name="Internet_20_link">2. <text:s/>ХАРАКТЕРИСТИКИ ПРОГРАММЫ</text:a></text:p>
          <text:p text:style-name="P22"><text:a xlink:type="simple" xlink:href="#__RefHeading___Toc428_4054248903" text:style-name="Internet_20_link" text:visited-style-name="Internet_20_link">2.1. <text:s/>Временные характеристики</text:a></text:p>
          <text:p text:style-name="P22"><text:a xlink:type="simple" xlink:href="#__RefHeading___Toc430_4054248903" text:style-name="Internet_20_link" text:visited-style-name="Internet_20_link">2.2. <text:s/>Режим работы</text:a></text:p>
          <text:p text:style-name="P22"><text:a xlink:type="simple" xlink:href="#__RefHeading___Toc432_4054248903" text:style-name="Internet_20_link" text:visited-style-name="Internet_20_link">2.3. <text:s/>Средства контроля правильности управления</text:a></text:p>
          <text:p text:style-name="P21"><text:a xlink:type="simple" xlink:href="#__RefHeading___Toc434_4054248903" text:style-name="Internet_20_link" text:visited-style-name="Internet_20_link">3. <text:s/>ОБРАЩЕНИЕ К ПРОГРАММЕ</text:a></text:p>
          <text:p text:style-name="P22"><text:a xlink:type="simple" xlink:href="#__RefHeading___Toc436_4054248903" text:style-name="Internet_20_link" text:visited-style-name="Internet_20_link">3.1. <text:s/>Обращение к серверу</text:a></text:p>
          <text:p text:style-name="P21"><text:a xlink:type="simple" xlink:href="#__RefHeading___Toc438_4054248903" text:style-name="Internet_20_link" text:visited-style-name="Internet_20_link">4. <text:s/>ВХОДНЫЕ И ВЫХОДНЫЕ ДАННЫЕ</text:a></text:p>
          <text:p text:style-name="P21"><text:a xlink:type="simple" xlink:href="#__RefHeading___Toc440_4054248903" text:style-name="Internet_20_link" text:visited-style-name="Internet_20_link">5. <text:s/>СООБЩЕНИЯ</text:a></text:p>
        </text:index-body>
      </text:table-of-content>
      <text:p text:style-name="Text_20_body"/>
      <text:h text:style-name="P25" text:outline-level="1">ВВЕДЕНИЕ</text:h>
      <text:p text:style-name="Text_20_body">Данное руководство предн<text:span text:style-name="T2">а</text:span>значено для программистов, которое подробно описывается использование программы "integrals.pank.su"©. </text:p>
      <text:h text:style-name="P26" text:outline-level="1"><text:bookmark-start text:name="OrgXref.org44bb056"/><text:bookmark-start text:name="__RefHeading___Toc418_4054248903"/><text:bookmark text:name="org44bb056"/>НАЗНАЧЕНИЕ И УСЛОВИЯ ПРИМЕНЕНИЯ ПРОГРАММ <text:bookmark-end text:name="OrgXref.org44bb056"/><text:bookmark-end text:name="__RefHeading___Toc418_4054248903"/></text:h>
      <text:h text:style-name="P27" text:outline-level="2"><text:bookmark-start text:name="OrgXref.orgcd55d33"/><text:bookmark-start text:name="__RefHeading___Toc420_4054248903"/><text:bookmark text:name="orgcd55d33"/>Назначение программы <text:bookmark-end text:name="OrgXref.orgcd55d33"/><text:bookmark-end text:name="__RefHeading___Toc420_4054248903"/></text:h>
      <text:p text:style-name="P24">Программа назначена для обучения интегралам. </text:p>
      <text:h text:style-name="P27" text:outline-level="2"><text:bookmark-start text:name="OrgXref.orgeb5c59c"/><text:bookmark-start text:name="__RefHeading___Toc422_4054248903"/><text:bookmark text:name="orgeb5c59c"/>Функции программы <text:bookmark-end text:name="OrgXref.orgeb5c59c"/><text:bookmark-end text:name="__RefHeading___Toc422_4054248903"/></text:h>
      <text:list xml:id="list3965275421" text:style-name="OrgBulletedList">
        <text:list-item>
          <text:p text:style-name="P30">Авторизация через telegram </text:p>
        </text:list-item>
        <text:list-item>
          <text:p text:style-name="P30">Теория в удобном формате - Markdown </text:p>
        </text:list-item>
        <text:list-item>
          <text:p text:style-name="P30">В теории предусмотрены формулы </text:p>
        </text:list-item>
        <text:list-item>
          <text:p text:style-name="P30">Существует система тестов, где вопросы в случайном порядке </text:p>
        </text:list-item>
        <text:list-item>
          <text:p text:style-name="P30">А также генерация примеров и проверка </text:p>
        </text:list-item>
        <text:list-item>
          <text:p text:style-name="P30">Синхронизация с сервером </text:p>
        </text:list-item>
        <text:list-item>
          <text:p text:style-name="P30">Просмотр профиля </text:p>
        </text:list-item>
      </text:list>
      <text:h text:style-name="P27" text:outline-level="2"><text:bookmark-start text:name="OrgXref.orge007e07"/><text:bookmark-start text:name="__RefHeading___Toc424_4054248903"/><text:bookmark text:name="orge007e07"/>Условия для выполнения <text:bookmark-end text:name="OrgXref.orge007e07"/><text:bookmark-end text:name="__RefHeading___Toc424_4054248903"/></text:h>
      <text:list xml:id="list111155928352372" text:style-name="OrgBulletedList">
        <text:list-item>
          <text:p text:style-name="P30">Собственный сервер </text:p>
          <text:list text:style-name="OrgNumberedList">
            <text:list-item>
              <text:p text:style-name="P31">Развернуть БД(PostgreSQL) </text:p>
            </text:list-item>
            <text:list-item>
              <text:p text:style-name="P31">Сделать telegram widget, и перен<text:span text:style-name="T2">а</text:span>править его на запрос </text:p>
            </text:list-item>
            <text:list-item>
              <text:p text:style-name="P31">Необходимо установить зависимости для Python. </text:p>
              <text:p text:style-name="P28">pip install PySide2</text:p>
              <text:p text:style-name="P29">pip install requests</text:p>
            </text:list-item>
            <text:list-item>
              <text:p text:style-name="P31">Исправить url до сервера в в коде программы </text:p>
            </text:list-item>
            <text:list-item>
              <text:p text:style-name="P31">Запустить и отладить </text:p>
            </text:list-item>
          </text:list>
        </text:list-item>
        <text:list-item>
          <text:p text:style-name="P30"><text:soft-page-break/>При использовании установленного сервера </text:p>
          <text:list text:style-name="OrgNumberedList">
            <text:list-item>
              <text:p text:style-name="P32"><text:span text:style-name="T1">Проверить его работоспособность перейдя по </text:span><text:a xlink:type="simple" xlink:href="http://api.pank.su:25565/" text:style-name="Internet_20_link" text:visited-style-name="Visited_20_Internet_20_Link">http://api.pank.su:25565</text:a><text:span text:style-name="T1"> </text:span></text:p>
            </text:list-item>
            <text:list-item>
              <text:p text:style-name="P31">Установить зависимости </text:p>
              <text:p text:style-name="P28">pip install PySide2</text:p>
              <text:p text:style-name="P29">pip install requests</text:p>
            </text:list-item>
            <text:list-item>
              <text:p text:style-name="P31">Установить зависимости </text:p>
            </text:list-item>
            <text:list-item>
              <text:p text:style-name="P31">Запустить </text:p>
            </text:list-item>
          </text:list>
        </text:list-item>
      </text:list>
      <text:h text:style-name="P26" text:outline-level="1"><text:bookmark-start text:name="OrgXref.orgc751f77"/><text:bookmark-start text:name="__RefHeading___Toc426_4054248903"/><text:bookmark text:name="orgc751f77"/>ХАРАКТЕРИСТИКИ ПРОГРАММЫ <text:bookmark-end text:name="OrgXref.orgc751f77"/><text:bookmark-end text:name="__RefHeading___Toc426_4054248903"/></text:h>
      <text:h text:style-name="P27" text:outline-level="2"><text:bookmark-start text:name="OrgXref.org7b7e29f"/><text:bookmark-start text:name="__RefHeading___Toc428_4054248903"/><text:bookmark text:name="org7b7e29f"/>Временные характеристики <text:bookmark-end text:name="OrgXref.org7b7e29f"/><text:bookmark-end text:name="__RefHeading___Toc428_4054248903"/></text:h>
      <text:p text:style-name="P24">Программа выполняется в зависимости от скорости вашего интернета </text:p>
      <text:h text:style-name="P27" text:outline-level="2"><text:bookmark-start text:name="OrgXref.org4d47708"/><text:bookmark-start text:name="__RefHeading___Toc430_4054248903"/><text:bookmark text:name="org4d47708"/>Режим работы <text:bookmark-end text:name="OrgXref.org4d47708"/><text:bookmark-end text:name="__RefHeading___Toc430_4054248903"/></text:h>
      <text:p text:style-name="P24">Online - всегда необходимо подключение к интернету </text:p>
      <text:h text:style-name="P27" text:outline-level="2"><text:bookmark-start text:name="OrgXref.org8f756c2"/><text:bookmark-start text:name="__RefHeading___Toc432_4054248903"/><text:bookmark text:name="org8f756c2"/>Средства контроля правильности управления <text:bookmark-end text:name="OrgXref.org8f756c2"/><text:bookmark-end text:name="__RefHeading___Toc432_4054248903"/></text:h>
      <text:p text:style-name="P24">Их нет, так как программа должна выполняться правильно и не предусматривает внутри себя случайных событий </text:p>
      <text:h text:style-name="P26" text:outline-level="1"><text:bookmark-start text:name="OrgXref.orgd249e4a"/><text:bookmark-start text:name="__RefHeading___Toc434_4054248903"/><text:bookmark text:name="orgd249e4a"/>ОБРАЩЕНИЕ К ПРОГРАММЕ <text:bookmark-end text:name="OrgXref.orgd249e4a"/><text:bookmark-end text:name="__RefHeading___Toc434_4054248903"/></text:h>
      <text:p text:style-name="P24">Обращаться программе можно лишь при запуске, но вы ничего изменить на можете. </text:p>
      <text:p text:style-name="P23">python main.py</text:p>
      <text:h text:style-name="P27" text:outline-level="2"><text:bookmark-start text:name="OrgXref.org26a2105"/><text:bookmark-start text:name="__RefHeading___Toc436_4054248903"/><text:bookmark text:name="org26a2105"/>Обращение к серверу <text:bookmark-end text:name="OrgXref.org26a2105"/><text:bookmark-end text:name="__RefHeading___Toc436_4054248903"/></text:h>
      <text:p text:style-name="P24">Можно попробовать обращаться к серверу. </text:p>
      <text:p text:style-name="Text_20_body"><text:span text:style-name="T1">Для этого надо уже смотреть сервер на его </text:span><text:a xlink:type="simple" xlink:href="https://github.com/pank-su/RP_01/blob/master/3_server/app.py" text:style-name="Internet_20_link" text:visited-style-name="Visited_20_Internet_20_Link">исходный код</text:a><text:span text:style-name="T1">. </text:span></text:p>
      <text:h text:style-name="P26" text:outline-level="1"><text:bookmark-start text:name="OrgXref.org7b52ade"/><text:bookmark-start text:name="__RefHeading___Toc438_4054248903"/><text:bookmark text:name="org7b52ade"/>ВХОДНЫЕ И ВЫХОДНЫЕ ДАННЫЕ <text:bookmark-end text:name="OrgXref.org7b52ade"/><text:bookmark-end text:name="__RefHeading___Toc438_4054248903"/></text:h>
      <text:list xml:id="list1824227039" text:style-name="OrgNumberedList">
        <text:list-item>
          <text:p text:style-name="P31">Данные аккаунта Telegram </text:p>
        </text:list-item>
        <text:list-item>
          <text:p text:style-name="P31"><text:soft-page-break/>Ответы на тесты и генератора примера </text:p>
        </text:list-item>
      </text:list>
      <text:h text:style-name="P26" text:outline-level="1"><text:bookmark-start text:name="OrgXref.org9a23436"/><text:bookmark-start text:name="__RefHeading___Toc440_4054248903"/><text:bookmark text:name="org9a23436"/>СООБЩЕНИЯ <text:bookmark-end text:name="OrgXref.org9a23436"/><text:bookmark-end text:name="__RefHeading___Toc440_4054248903"/></text:h>
      <text:p text:style-name="P24">Возможны ошибки и вылеты, связаны с интернет нестабильностью и будут выданы определённые ошибки в консоль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>
        <style:tab-stops>
          <style:tab-stop style:position="6.6929in" style:type="right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-gradient-name="gradient" draw:fill-hatch-name="hatch"/>
      <style:paragraph-properties fo:margin-top="0in" fo:margin-bottom="0.0835in" style:contextual-spacing="false" fo:line-height="150%" fo:text-align="justify" style:justify-single-word="false"/>
      <style:text-properties fo:font-size="14pt" fo:language="ru" fo:country="RU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 style:master-page-name="">
      <loext:graphic-properties draw:fill="solid" draw:fill-color="#ffffff"/>
      <style:paragraph-properties style:page-number="auto" fo:background-color="#ffffff"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3" fo:font-family="'Times New Roman'" style:font-style-name="Полужирный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3" fo:font-family="'Times New Roman'" style:font-style-name="Полужирный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in" fo:margin-bottom="0in" style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in" fo:margin-bottom="0in" style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solid" draw:fill-color="#ffffff"/>
      <style:paragraph-properties fo:margin-left="0in" fo:margin-right="0in" fo:text-align="center" style:justify-single-word="false" fo:text-indent="0in" style:auto-text-indent="false" style:page-number="auto" fo:background-color="#ffffff" fo:padding="0.0201in" fo:border="none" style:shadow="none" text:number-lines="false" text:line-number="0"/>
      <style:text-properties fo:text-transform="uppercase" fo:color="#000000" loext:opacity="100%" style:font-name="Times New Roman" fo:font-family="'Times New Roman'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OrgFootnoteQuotations" style:family="paragraph" style:parent-style-name="Footnote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in" fo:border="none" style:shadow="none"/>
    </style:style>
    <style:style style:name="OrgClock" style:family="paragraph" style:parent-style-name="Text_20_body">
      <style:paragraph-properties fo:margin-top="0in" fo:margin-bottom="0in" style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193in" fo:border="0.06pt solid #000000" style:shadow="none"/>
    </style:style>
    <style:style style:name="OrgFixedWidthBlockLastLine" style:family="paragraph" style:parent-style-name="OrgFixedWidthBlock">
      <style:paragraph-properties fo:margin-top="0in" fo:margin-bottom="0.0827in" style:contextual-spacing="false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 style:parent-style-name="OrgSrcBlock">
      <style:paragraph-properties fo:margin-top="0in" fo:margin-bottom="0.0827in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in" fo:margin-right="0in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827in" style:contextual-spacing="false" style:page-number="auto" fo:padding="0in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OrgSrcBlock" style:family="paragraph" style:parent-style-name="Preformatted_20_Text">
      <loext:graphic-properties draw:fill="solid" draw:fill-color="#282a36" draw:opacity="100%"/>
      <style:paragraph-properties fo:background-color="#282a36" fo:padding="0.0193in" fo:border="0.51pt solid #000000" style:shadow="none"/>
      <style:text-properties fo:color="#f8f8f2" loext:opacity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loext:graphic-properties draw:fill="none" draw:fill-color="#ffffff"/>
      <style:paragraph-properties fo:background-color="transparen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ormal_20_Table" style:display-name="Normal Table" style:family="paragraph">
      <style:paragraph-properties fo:margin-top="0in" fo:margin-bottom="0.111in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loext:opacity="0%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rgSrcNxmlText" style:family="text">
      <style:text-properties fo:color="#f8f8f2" loext:opacity="100%"/>
    </style:style>
    <style:style style:name="OrgSrcNxmlTagSlash" style:family="text">
      <style:text-properties fo:color="#f8f8f2" loext:opacity="100%"/>
    </style:style>
    <style:style style:name="OrgSrcNxmlNamespaceAttributePrefix" style:family="text">
      <style:text-properties fo:color="#f8f8f2" loext:opacity="100%"/>
    </style:style>
    <style:style style:name="OrgSrcNxmlNamespaceAttributeColon" style:family="text">
      <style:text-properties fo:color="#f8f8f2" loext:opacity="100%"/>
    </style:style>
    <style:style style:name="OrgSrcNxmlNamespaceAttributeXmlns" style:family="text">
      <style:text-properties fo:color="#8be9fd" loext:opacity="100%"/>
    </style:style>
    <style:style style:name="OrgSrcFontLockStringFace" style:family="text">
      <style:text-properties fo:color="#f1fa8c" loext:opacity="100%"/>
    </style:style>
    <style:style style:name="OrgSrcNxmlAttributeLocalName" style:family="text">
      <style:text-properties fo:color="#f8f8f2" loext:opacity="100%"/>
    </style:style>
    <style:style style:name="OrgSrcNxmlAttributeColon" style:family="text">
      <style:text-properties fo:color="#f8f8f2" loext:opacity="100%"/>
    </style:style>
    <style:style style:name="OrgSrcNxmlAttributePrefix" style:family="text">
      <style:text-properties fo:color="#8be9fd" loext:opacity="100%"/>
    </style:style>
    <style:style style:name="OrgSrcNxmlElementLocalName" style:family="text">
      <style:text-properties fo:color="#50fa7b" loext:opacity="100%"/>
    </style:style>
    <style:style style:name="OrgSrcNxmlTagDelimiter" style:family="text">
      <style:text-properties fo:color="#f8f8f2" loext:opacity="100%"/>
    </style:style>
    <style:style style:name="Bullet_5f_20_5f_Symbols" style:display-name="Bullet_20_Symbols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.0161in" style:rel-width="100%" fo:min-height="0.0161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draw:fill="none" draw:fill-color="#729fcf" fo:padding="0in" fo:border="none" style:shadow="none" draw:shadow-opacity="100%"/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style:shadow="none" draw:shadow-opacity="100%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OrgFormula">
      <style:graphic-properties svg:x="0in" svg:y="0in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in" svg:y="0in" fo:margin-left="0in" fo:margin-right="0in" fo:margin-top="0in" fo:margin-bottom="0in" style:wrap="right" style:number-wrapped-paragraphs="1" style:wrap-contour="false" style:vertical-pos="top" style:vertical-rel="paragraph" style:horizontal-pos="center" style:horizontal-rel="paragraph" fo:padding="0in" fo:border="none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0591in" fo:border="0.26pt solid #000000" style:shadow="none" draw:shadow-opacity="100%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%.%2%.%3%.%4%.%5%.%6%.%7%.%8%.%9%.%10%. " style:num-suffix=".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OrgNumberedList">
      <text:list-level-style-number text:level="1" loext:num-list-format="%1%." style:num-suffix="." style:num-format="1">
        <style:list-level-properties text:space-before="0.25in" text:min-label-width="0.25in"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5f_20_5f_Symbols" loext:num-list-format="%1%.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5f_20_5f_Symbols" loext:num-list-format="%2%.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5f_20_5f_Symbols" loext:num-list-format="%3%.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5f_20_5f_Symbols" loext:num-list-format="%4%.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5f_20_5f_Symbols" loext:num-list-format="%5%.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5f_20_5f_Symbols" loext:num-list-format="%6%.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5f_20_5f_Symbols" loext:num-list-format="%7%.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5f_20_5f_Symbols" loext:num-list-format="%8%.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5f_20_5f_Symbols" loext:num-list-format="%9%.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5f_20_5f_Symbols" loext:num-list-format="%10%.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25in"/>
      </text:list-level-style-number>
      <text:list-level-style-number text:level="2" loext:num-list-format="%2%" style:num-format="">
        <style:list-level-properties text:space-before="0.5in"/>
      </text:list-level-style-number>
      <text:list-level-style-number text:level="3" loext:num-list-format="%3%" style:num-format="">
        <style:list-level-properties text:space-before="0.75in"/>
      </text:list-level-style-number>
      <text:list-level-style-number text:level="4" loext:num-list-format="%4%" style:num-format="">
        <style:list-level-properties text:space-before="1in"/>
      </text:list-level-style-number>
      <text:list-level-style-number text:level="5" loext:num-list-format="%5%" style:num-format="">
        <style:list-level-properties text:space-before="1.25in"/>
      </text:list-level-style-number>
      <text:list-level-style-number text:level="6" loext:num-list-format="%6%" style:num-format="">
        <style:list-level-properties text:space-before="1.5in"/>
      </text:list-level-style-number>
      <text:list-level-style-number text:level="7" loext:num-list-format="%7%" style:num-format="">
        <style:list-level-properties text:space-before="1.75in"/>
      </text:list-level-style-number>
      <text:list-level-style-number text:level="8" loext:num-list-format="%8%" style:num-format="">
        <style:list-level-properties text:space-before="2in"/>
      </text:list-level-style-number>
      <text:list-level-style-number text:level="9" loext:num-list-format="%9%" style:num-format="">
        <style:list-level-properties text:space-before="2.25in"/>
      </text:list-level-style-number>
      <text:list-level-style-number text:level="10" loext:num-list-format="%10%" style:num-format="">
        <style:list-level-properties text:space-before="2.5in"/>
      </text:list-level-style-number>
    </text:list-style>
    <text:list-style style:name="OrgSrcBlockNumberedLine">
      <text:list-level-style-number text:level="1" loext:num-list-format="%1%" style:num-format="1">
        <style:list-level-properties text:space-before="0.25in" text:min-label-width="0.25in" text:min-label-distance="0.0398in" fo:text-align="end"/>
      </text:list-level-style-number>
      <text:list-level-style-number text:level="2" loext:num-list-format="%2%" style:num-format="1">
        <style:list-level-properties text:space-before="0.5in" text:min-label-width="0.25in" text:min-label-distance="0.0398in" fo:text-align="end"/>
      </text:list-level-style-number>
      <text:list-level-style-number text:level="3" loext:num-list-format="%3%" style:num-format="1">
        <style:list-level-properties text:space-before="0.75in" text:min-label-width="0.25in" text:min-label-distance="0.0398in" fo:text-align="end"/>
      </text:list-level-style-number>
      <text:list-level-style-number text:level="4" loext:num-list-format="%4%" style:num-format="1">
        <style:list-level-properties text:space-before="1in" text:min-label-width="0.25in" text:min-label-distance="0.0398in" fo:text-align="end"/>
      </text:list-level-style-number>
      <text:list-level-style-number text:level="5" loext:num-list-format="%5%" style:num-format="1">
        <style:list-level-properties text:space-before="1.25in" text:min-label-width="0.25in" text:min-label-distance="0.0398in" fo:text-align="end"/>
      </text:list-level-style-number>
      <text:list-level-style-number text:level="6" loext:num-list-format="%6%" style:num-format="1">
        <style:list-level-properties text:space-before="1.5in" text:min-label-width="0.25in" text:min-label-distance="0.0398in" fo:text-align="end"/>
      </text:list-level-style-number>
      <text:list-level-style-number text:level="7" loext:num-list-format="%7%" style:num-format="1">
        <style:list-level-properties text:space-before="1.75in" text:min-label-width="0.25in" text:min-label-distance="0.0398in" fo:text-align="end"/>
      </text:list-level-style-number>
      <text:list-level-style-number text:level="8" loext:num-list-format="%8%" style:num-format="1">
        <style:list-level-properties text:space-before="2in" text:min-label-width="0.25in" text:min-label-distance="0.0398in" fo:text-align="end"/>
      </text:list-level-style-number>
      <text:list-level-style-number text:level="9" loext:num-list-format="%9%" style:num-format="1">
        <style:list-level-properties text:space-before="2.25in" text:min-label-width="0.25in" text:min-label-distance="0.0398in" fo:text-align="end"/>
      </text:list-level-style-number>
      <text:list-level-style-number text:level="10" loext:num-list-format="%10%" style:num-format="1">
        <style:list-level-properties text:space-before="2.5in" text:min-label-width="0.25in" text:min-label-distance="0.0398in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5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6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OrgTitlePage" style:page-layout-name="Mpm2" draw:style-name="Mdp1" style:next-style-name="OrgFrontMatterPage"/>
    <style:master-page style:name="OrgFrontMatterPage" style:page-layout-name="Mpm3" draw:style-name="Mdp1">
      <style:footer>
        <text:p text:style-name="MP1"><text:page-number text:select-page="current">0</text:page-number></text:p>
      </style:footer>
    </style:master-page>
    <style:master-page style:name="OrgFirstPage" style:page-layout-name="Mpm4" draw:style-name="Mdp2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 draw:style-name="Mdp1">
      <style:footer>
        <text:p text:style-name="MP1"><text:page-number text:select-page="current">0</text:page-number></text:p>
      </style:footer>
    </style:master-page>
    <style:master-page style:name="Converted1" style:page-layout-name="Mpm6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Вася Панков</meta:initial-creator>
    <dc:date>2022-11-26T13:29:25.448000000</dc:date>
    <meta:creation-date>2022-11-26T11:11:42</meta:creation-date>
    <meta:generator>LibreOffice/7.4.2.3$Windows_X86_64 LibreOffice_project/382eef1f22670f7f4118c8c2dd222ec7ad009daf</meta:generator>
    <meta:keyword/>
    <dc:subject/>
    <dc:title/>
    <meta:editing-duration>PT6M</meta:editing-duration>
    <meta:editing-cycles>5</meta:editing-cycles>
    <meta:document-statistic meta:table-count="2" meta:image-count="0" meta:object-count="0" meta:page-count="5" meta:paragraph-count="82" meta:word-count="341" meta:character-count="2477" meta:non-whitespace-character-count="2184"/>
  </office:meta>
</office:document-meta>
</file>